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CA" officeooo:rsid="0017f0ec" officeooo:paragraph-rsid="0017f0ec"/>
    </style:style>
    <style:style style:name="P2" style:family="paragraph" style:parent-style-name="Standard">
      <style:text-properties fo:language="en" fo:country="CA" officeooo:rsid="0017f0ec" officeooo:paragraph-rsid="001e1ea3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text-align="center" style:justify-single-word="false"/>
      <style:text-properties fo:font-size="16pt" fo:language="en" fo:country="CA" fo:font-weight="bold" officeooo:rsid="002338aa" officeooo:paragraph-rsid="002338a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language="en" fo:country="CA" fo:font-weight="bold" officeooo:rsid="002338aa" officeooo:paragraph-rsid="002338a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language="en" fo:country="CA" fo:font-weight="bold" officeooo:rsid="0029df4c" officeooo:paragraph-rsid="0029df4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6pt" fo:language="en" fo:country="CA" fo:font-weight="bold" officeooo:rsid="0030a35f" officeooo:paragraph-rsid="0030a35f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onsolas" fo:font-size="8pt" fo:language="en" fo:country="CA" officeooo:rsid="0017f0ec" officeooo:paragraph-rsid="0017f0ec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17f0ec" officeooo:paragraph-rsid="002338aa" style:font-size-asian="8pt" style:font-size-complex="8pt"/>
    </style:style>
    <style:style style:name="P11" style:family="paragraph" style:parent-style-name="Standard">
      <style:text-properties style:font-name="Consolas" fo:font-size="8pt" fo:language="en" fo:country="CA" officeooo:rsid="0017f0ec" officeooo:paragraph-rsid="0023471c" style:font-size-asian="8pt" style:font-size-complex="8pt"/>
    </style:style>
    <style:style style:name="P12" style:family="paragraph" style:parent-style-name="Standard">
      <style:text-properties style:font-name="Consolas" fo:font-size="8pt" fo:language="en" fo:country="CA" officeooo:rsid="001a6a85" officeooo:paragraph-rsid="0017f0ec" style:font-size-asian="8pt" style:font-size-complex="8pt"/>
    </style:style>
    <style:style style:name="P13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23471c" style:font-size-asian="8pt" style:font-style-asian="italic" style:font-size-complex="8pt" style:font-style-complex="italic"/>
    </style:style>
    <style:style style:name="P14" style:family="paragraph" style:parent-style-name="Standard">
      <style:text-properties fo:font-size="10pt" fo:language="en" fo:country="CA" fo:font-weight="bold" officeooo:rsid="001c6410" officeooo:paragraph-rsid="001c6410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language="en" fo:country="CA" fo:font-weight="bold" officeooo:rsid="001e1041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17f0ec" officeooo:paragraph-rsid="0017f0e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en" fo:country="CA" fo:font-weight="bold" officeooo:rsid="0017f0ec" officeooo:paragraph-rsid="0026661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language="en" fo:country="CA" fo:font-weight="bold" officeooo:rsid="001e1ea3" officeooo:paragraph-rsid="001e1ea3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break-before="page"/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6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218ce0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23471c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2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3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4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5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39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0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1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3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3276d3" style:font-size-asian="10pt" style:font-size-complex="10pt"/>
    </style:style>
    <style:style style:name="P45" style:family="paragraph" style:parent-style-name="Standard">
      <style:text-properties fo:font-size="10pt" fo:language="en" fo:country="CA" officeooo:rsid="0029df4c" officeooo:paragraph-rsid="0029df4c" style:font-size-asian="10pt" style:font-size-complex="10pt"/>
    </style:style>
    <style:style style:name="P46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47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48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49" style:family="paragraph" style:parent-style-name="Standard">
      <style:text-properties fo:font-size="10pt" fo:language="en" fo:country="CA" officeooo:rsid="0030a35f" officeooo:paragraph-rsid="0030a35f" style:font-size-asian="10pt" style:font-size-complex="10pt"/>
    </style:style>
    <style:style style:name="P50" style:family="paragraph" style:parent-style-name="Standard">
      <style:text-properties fo:font-size="10pt" fo:language="en" fo:country="CA" officeooo:rsid="003276d3" officeooo:paragraph-rsid="003276d3" style:font-size-asian="10pt" style:font-size-complex="10pt"/>
    </style:style>
    <style:style style:name="P51" style:family="paragraph" style:parent-style-name="Standard">
      <style:text-properties fo:font-size="10pt" fo:language="en" fo:country="CA" officeooo:rsid="003395ea" officeooo:paragraph-rsid="003395ea" style:font-size-asian="10pt" style:font-size-complex="10pt"/>
    </style:style>
    <style:style style:name="P52" style:family="paragraph" style:parent-style-name="Standard">
      <style:text-properties fo:font-size="10pt" fo:language="en" fo:country="CA" officeooo:rsid="003395ea" officeooo:paragraph-rsid="0033c0cd" style:font-size-asian="10pt" style:font-size-complex="10pt"/>
    </style:style>
    <style:style style:name="P53" style:family="paragraph" style:parent-style-name="Standard">
      <style:text-properties fo:font-size="10pt" fo:language="en" fo:country="CA" officeooo:rsid="0033c0cd" officeooo:paragraph-rsid="0033c0cd" style:font-size-asian="10pt" style:font-size-complex="10pt"/>
    </style:style>
    <style:style style:name="P54" style:family="paragraph" style:parent-style-name="Standard">
      <style:text-properties fo:font-size="10pt" fo:language="en" fo:country="CA" officeooo:rsid="0033c0cd" officeooo:paragraph-rsid="003593df" style:font-size-asian="10pt" style:font-size-complex="10pt"/>
    </style:style>
    <style:style style:name="P55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56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57" style:family="paragraph" style:parent-style-name="Standard">
      <style:text-properties fo:font-size="10pt" fo:language="en" fo:country="CA" officeooo:rsid="0033c0cd" officeooo:paragraph-rsid="0033c0cd" style:font-size-asian="10pt" style:font-size-complex="10pt"/>
    </style:style>
    <style:style style:name="P58" style:family="paragraph" style:parent-style-name="Standard">
      <style:text-properties fo:font-size="10pt" fo:language="en" fo:country="CA" officeooo:rsid="003cff04" officeooo:paragraph-rsid="003cff04" style:font-size-asian="10pt" style:font-size-complex="10pt"/>
    </style:style>
    <style:style style:name="P59" style:family="paragraph" style:parent-style-name="Standard">
      <style:text-properties fo:font-size="10pt" fo:language="en" fo:country="CA" officeooo:rsid="003395ea" officeooo:paragraph-rsid="003395ea" style:font-size-asian="10pt" style:font-size-complex="10pt"/>
    </style:style>
    <style:style style:name="P60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61" style:family="paragraph" style:parent-style-name="Standard">
      <style:text-properties fo:font-size="10pt" fo:language="en" fo:country="CA" fo:font-weight="bold" officeooo:rsid="003395ea" officeooo:paragraph-rsid="0033c0cd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0pt" fo:language="en" fo:country="CA" fo:font-weight="bold" officeooo:rsid="003395ea" officeooo:paragraph-rsid="003cff04" style:font-size-asian="10pt" style:font-weight-asian="bold" style:font-size-complex="10pt" style:font-weight-complex="bold"/>
    </style:style>
    <style:style style:name="P63" style:family="paragraph" style:parent-style-name="Standard">
      <style:text-properties fo:font-size="10pt" fo:language="en" fo:country="CA" fo:font-weight="bold" officeooo:rsid="003395ea" officeooo:paragraph-rsid="003b0187" style:font-size-asian="10pt" style:font-weight-asian="bold" style:font-size-complex="10pt" style:font-weight-complex="bold"/>
    </style:style>
    <style:style style:name="P64" style:family="paragraph" style:parent-style-name="Standard">
      <style:text-properties fo:font-size="10pt" fo:language="en" fo:country="CA" fo:font-weight="bold" officeooo:rsid="00294a6a" officeooo:paragraph-rsid="0030a35f" style:font-size-asian="10pt" style:font-weight-asian="bold" style:font-size-complex="10pt" style:font-weight-complex="bold"/>
    </style:style>
    <style:style style:name="P65" style:family="paragraph" style:parent-style-name="Standard"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Consolas" fo:font-size="10pt" fo:language="en" fo:country="CA" officeooo:rsid="003cff04" officeooo:paragraph-rsid="003cff04" style:font-size-asian="10pt" style:font-size-complex="10pt"/>
    </style:style>
    <style:style style:name="P67" style:family="paragraph" style:parent-style-name="Standard"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68" style:family="paragraph" style:parent-style-name="Standard"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69" style:family="paragraph" style:parent-style-name="Standard"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officeooo:rsid="001e1ea3"/>
    </style:style>
    <style:style style:name="T11" style:family="text">
      <style:text-properties officeooo:rsid="001f9b0d"/>
    </style:style>
    <style:style style:name="T12" style:family="text">
      <style:text-properties officeooo:rsid="00218ce0"/>
    </style:style>
    <style:style style:name="T13" style:family="text">
      <style:text-properties officeooo:rsid="002338aa"/>
    </style:style>
    <style:style style:name="T14" style:family="text">
      <style:text-properties officeooo:rsid="0023471c"/>
    </style:style>
    <style:style style:name="T15" style:family="text">
      <style:text-properties officeooo:rsid="00248a81"/>
    </style:style>
    <style:style style:name="T16" style:family="text">
      <style:text-properties officeooo:rsid="0026661d"/>
    </style:style>
    <style:style style:name="T17" style:family="text">
      <style:text-properties officeooo:rsid="00271531"/>
    </style:style>
    <style:style style:name="T18" style:family="text">
      <style:text-properties officeooo:rsid="0027d21b"/>
    </style:style>
    <style:style style:name="T19" style:family="text">
      <style:text-properties officeooo:rsid="00294a6a"/>
    </style:style>
    <style:style style:name="T20" style:family="text">
      <style:text-properties officeooo:rsid="0029df4c"/>
    </style:style>
    <style:style style:name="T21" style:family="text">
      <style:text-properties officeooo:rsid="002b6448"/>
    </style:style>
    <style:style style:name="T22" style:family="text">
      <style:text-properties officeooo:rsid="002ef06e"/>
    </style:style>
    <style:style style:name="T23" style:family="text">
      <style:text-properties officeooo:rsid="003395ea"/>
    </style:style>
    <style:style style:name="T24" style:family="text">
      <style:text-properties officeooo:rsid="0033c0cd"/>
    </style:style>
    <style:style style:name="T25" style:family="text">
      <style:text-properties officeooo:rsid="003593df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b0187"/>
    </style:style>
    <style:style style:name="T29" style:family="text">
      <style:text-properties officeooo:rsid="003cff04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officeooo:rsid="003eeb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9">Main </text:span>Functionalities</text:p>
      <text:p text:style-name="P3"/>
      <text:p text:style-name="P14">Main priority <text:span text:style-name="T4">for Profiles Manager</text:span>: </text:p>
      <text:p text:style-name="P23">This mod change nothing to the game without the user asking for a specific action!</text:p>
      <text:p text:style-name="P23"/>
      <text:p text:style-name="P24">This mod allows <text:span text:style-name="T3">to save and reuse user preferred configurations as profiles.</text:span></text:p>
      <text:p text:style-name="P23">Each profiles may affects all parameters or only some!</text:p>
      <text:p text:style-name="P23">Several partial profiles can be loaded together to be combined.</text:p>
      <text:p text:style-name="P32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33"><text:span text:style-name="T5">New:</text:span> It now allows to change some parameters while loading a game file. <text:span text:style-name="T21">(The file it self is not altered)</text:span></text:p>
      <text:p text:style-name="P32"/>
      <text:p text:style-name="P25">Sequence:</text:p>
      <text:p text:style-name="P25">- The Standard configuration file (Remnant.cfg) is loaded.</text:p>
      <text:p text:style-name="P24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6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 as no graphic interface is implemented.</text:span></text:p>
      <text:p text:style-name="P26">- <text:span text:style-name="T4">Before every action, the </text:span><text:span text:style-name="T3">Profiles</text:span>.cfg <text:span text:style-name="T4">is reloaded to take account of new change!</text:span></text:p>
      <text:p text:style-name="P25">- <text:span text:style-name="T1">When the “Start” button is </text:span><text:span text:style-name="T2">activated</text:span><text:span text:style-name="T1">, the </text:span><text:span text:style-name="T4">profiles are</text:span><text:span text:style-name="T1"> updated </text:span><text:span text:style-name="T4">in conformity to user choices.</text:span></text:p>
      <text:p text:style-name="P33"><text:span text:style-name="T5">New:</text:span> To change a game file. Go to load menu, select the file and press “X”.</text:p>
      <text:p text:style-name="P34"><text:tab/><text:span text:style-name="T21">The file it self is not altered, but at the next saving, the new configuration will be saved too.</text:span></text:p>
      <text:p text:style-name="P25"/>
      <text:p text:style-name="P15">Other functionalities:</text:p>
      <text:p text:style-name="P26">- <text:span text:style-name="T4">The default Star spacing can be adjusted.</text:span></text:p>
      <text:p text:style-name="P33">- The probability of Star without planet can be adjusted</text:p>
      <text:p text:style-name="P26">- <text:span text:style-name="T10">The available opponent Races can be filtered.</text:span></text:p>
      <text:p text:style-name="P16"/>
      <text:p text:style-name="P19">Changes in Remnant.cfg</text:p>
      <text:p text:style-name="P27">The <text:span text:style-name="T10">following parameters have been added:</text:span></text:p>
      <text:p text:style-name="P28">- SHOW_FLEET_FACTOR:<text:tab/><text:line-break/><text:tab/><text:span text:style-name="T10">To adjust the </text:span><text:span text:style-name="T11">g</text:span><text:span text:style-name="T10">alaxy </text:span><text:span text:style-name="T11">m</text:span><text:span text:style-name="T10">ap fleets disappearance while zooming</text:span><text:span text:style-name="T4">.<text:line-break/><text:tab/></text:span><text:span text:style-name="T12">Bigger factor means stay longer to the screen</text:span><text:tab/><text:span text:style-name="T12">Default value = 1.0</text:span></text:p>
      <text:p text:style-name="P28">- SHOW_<text:span text:style-name="T10">FLAG</text:span>_FACTOR:<text:line-break/><text:tab/><text:span text:style-name="T10">To adjust the </text:span><text:span text:style-name="T11">g</text:span><text:span text:style-name="T10">alaxy </text:span><text:span text:style-name="T11">m</text:span><text:span text:style-name="T10">ap flags disappearance while zooming</text:span><text:span text:style-name="T4">.</text:span></text:p>
      <text:p text:style-name="P28"><text:span text:style-name="T4"><text:tab/></text:span><text:span text:style-name="T12">Bigger factor means stay longer to the screen</text:span><text:tab/><text:span text:style-name="T12">Default value = 1.0</text:span></text:p>
      <text:p text:style-name="P28">- SHOW_<text:span text:style-name="T10">PATH</text:span>_FACTOR:<text:line-break/><text:tab/><text:span text:style-name="T10">To adjust the </text:span><text:span text:style-name="T11">g</text:span><text:span text:style-name="T10">alaxy </text:span><text:span text:style-name="T11">m</text:span><text:span text:style-name="T10">ap paths disappearance while zooming</text:span><text:span text:style-name="T4">.</text:span></text:p>
      <text:p text:style-name="P28"><text:span text:style-name="T4"><text:tab/></text:span><text:span text:style-name="T12">Bigger factor means stay longer to the screen</text:span><text:tab/><text:span text:style-name="T12">Default value = 1.0</text:span></text:p>
      <text:p text:style-name="P28">- SHOW_NAME_MIN_FONT:<text:line-break/><text:tab/><text:span text:style-name="T10">To adjust the </text:span><text:span text:style-name="T11">g</text:span><text:span text:style-name="T10">alaxy </text:span><text:span text:style-name="T11">m</text:span><text:span text:style-name="T10">ap </text:span><text:span text:style-name="T11">s</text:span><text:span text:style-name="T10">tar </text:span><text:span text:style-name="T11">n</text:span><text:span text:style-name="T10">ame disappearance</text:span><text:span text:style-name="T4">.</text:span></text:p>
      <text:p text:style-name="P28"><text:span text:style-name="T4"><text:tab/></text:span><text:span text:style-name="T12">Smaller value means stay longer to the screen</text:span><text:tab/><text:span text:style-name="T12">Default value = 8</text:span></text:p>
      <text:p text:style-name="P28">- SHOW_INFO_FONT_RATIO:<text:line-break/><text:tab/><text:span text:style-name="T10">To adjust the </text:span><text:span text:style-name="T11">g</text:span><text:span text:style-name="T10">alaxy </text:span><text:span text:style-name="T11">m</text:span><text:span text:style-name="T10">ap swap info to name only</text:span><text:span text:style-name="T4">.</text:span></text:p>
      <text:p text:style-name="P28"><text:span text:style-name="T4"><text:tab/></text:span><text:span text:style-name="T12">Bigger ratio means stay longer to the screen</text:span><text:tab/><text:tab/><text:span text:style-name="T12">Default value = 0.7</text:span></text:p>
      <text:p text:style-name="P28">- MAP_FONT_FACTOR:<text:line-break/><text:tab/><text:span text:style-name="T10">To adjust the galaxy map font size</text:span><text:span text:style-name="T4">.</text:span></text:p>
      <text:p text:style-name="P28"><text:span text:style-name="T4"><text:tab/></text:span><text:span text:style-name="T12">Bigger factor means bigger fonts<text:tab/><text:tab/></text:span><text:tab/><text:span text:style-name="T12">Default value = 1.0</text:span></text:p>
      <text:p text:style-name="P28"/>
      <text:p text:style-name="P45"/>
      <text:p text:style-name="P7">How to use it</text:p>
      <text:p text:style-name="P40"/>
      <text:p text:style-name="P40">To load a profile to the current GUI, press “L”, or “Shift-L” for all GUI:</text:p>
      <text:p text:style-name="P40"><text:tab/>The profiles containing the action “Load” will be loaded.</text:p>
      <text:p text:style-name="P40"/>
      <text:p text:style-name="P41">To <text:span text:style-name="T20">use the alternative </text:span>load, press “<text:span text:style-name="T20">R</text:span>”, or “Shift-<text:span text:style-name="T20">R</text:span>” for all GUI:</text:p>
      <text:p text:style-name="P41"><text:tab/>The profiles containing the action “<text:span text:style-name="T20">Surprise</text:span>” will be loaded. <text:span text:style-name="T20">(I use it for profile set to Random)</text:span></text:p>
      <text:p text:style-name="P41"/>
      <text:p text:style-name="P46">To load the BrokenRegistry specific parameters, <text:span text:style-name="T19">press “</text:span>B<text:span text:style-name="T19">” for “</text:span>Load<text:span text:style-name="T19">” </text:span>action<text:span text:style-name="T19">, or “Shift-</text:span>B<text:span text:style-name="T19">” for “</text:span><text:span text:style-name="T20">Surprise</text:span><text:span text:style-name="T19">” </text:span>action<text:span text:style-name="T19">:</text:span></text:p>
      <text:p text:style-name="P46"><text:tab/>Having no GUI, I has to use a specific Key!</text:p>
      <text:p text:style-name="P46"/>
      <text:p text:style-name="P41">To load <text:span text:style-name="T20">the Default value</text:span> to the current GUI, press “<text:span text:style-name="T20">D</text:span>”, or “Shift-<text:span text:style-name="T20">D</text:span>” for all GUI:</text:p>
      <text:p text:style-name="P41"><text:tab/>The <text:span text:style-name="T20">GUI value will be set to the internal default values</text:span>.</text:p>
      <text:p text:style-name="P41"/>
      <text:p text:style-name="P41">To <text:span text:style-name="T20">re</text:span>load <text:span text:style-name="T20">the Initial value</text:span> to the current GUI, press “<text:span text:style-name="T20">I</text:span>”, or “Shift-<text:span text:style-name="T20">I</text:span>” for all GUI:</text:p>
      <text:p text:style-name="P41"><text:tab/>The <text:span text:style-name="T20">GUI value will be set to the values present when launching ROTP.</text:span></text:p>
      <text:p text:style-name="P41"/>
      <text:p text:style-name="P46">To Save All parameters to the file Profiles.cfg, <text:span text:style-name="T19">press “</text:span>U<text:span text:style-name="T19">”.</text:span></text:p>
      <text:p text:style-name="P46"/>
      <text:p text:style-name="P47">To Change a game file:</text:p>
      <text:p text:style-name="P47"><text:tab/>Go to Load Menu, select the file and press “X”.</text:p>
      <text:p text:style-name="P47"/>
      <text:p text:style-name="P47">Parameters that may be used to change a game:</text:p>
      <text:p text:style-name="P47">No galaxy options... Of course!!!</text:p>
      <text:p text:style-name="P47"/>
      <text:p text:style-name="P47">PLAYER RACE:</text:p>
      <text:p text:style-name="P47">I use it to restart a game with another race, and it works well...</text:p>
      <text:p text:style-name="P47">I don’t know what happen if used late in the game... Tell us your funny story!</text:p>
      <text:p text:style-name="P47">PLAYER COLOR:</text:p>
      <text:p text:style-name="P41">PLAYER HOMEWORLD: <text:span text:style-name="T21">(and the MODNAR extra home worlds)</text:span></text:p>
      <text:p text:style-name="P41">PLAYER NAME:</text:p>
      <text:p text:style-name="P41">... <text:span text:style-name="T21">Well if you change the race, you better change these too!</text:span></text:p>
      <text:p text:style-name="P41"/>
      <text:p text:style-name="P41">RANDOM EVENTS:</text:p>
      <text:p text:style-name="P48">As we often forget to set it!</text:p>
      <text:p text:style-name="P48">If the event is already started: it’s too late, but you can avoid the next...</text:p>
      <text:p text:style-name="P48"/>
      <text:p text:style-name="P42">COUNCIL:</text:p>
      <text:p text:style-name="P48">TECH TRADING:</text:p>
      <text:p text:style-name="P48">COLONIZING:</text:p>
      <text:p text:style-name="P48">ALWAYS STAR GATES:</text:p>
      <text:p text:style-name="P48">ALWAYS THORIUM:</text:p>
      <text:p text:style-name="P48">Those <text:span text:style-name="T22">are implemented but</text:span> haven’t bean tested very much... Feed back is welcome!</text:p>
      <text:p text:style-name="P48"/>
      <text:p text:style-name="P48">And for info, those are not stored in the game, but in “Remnant.cfg”.</text:p>
      <text:p text:style-name="P48">CUSTOM DIFFICULTY</text:p>
      <text:p text:style-name="P48">DYNAMIC DIFFICULTY</text:p>
      <text:p text:style-name="P48">MISSILE SIZE MODIFIER</text:p>
      <text:p text:style-name="P48"/>
      <text:p text:style-name="P8">BrokenRegistry Added Parameters</text:p>
      <text:p text:style-name="P43"/>
      <text:p text:style-name="P43">To load a profile to the current GUI, press “L”, or “Shift-L” for all GUI:</text:p>
      <text:p text:style-name="P43"/>
      <text:p text:style-name="P64">MAXIMIZE EMPIRES SPACING:</text:p>
      <text:p text:style-name="P50">Default value: NO</text:p>
      <text:p text:style-name="P49">I don’t like being squeezed in a corned in big map with few opponents...</text:p>
      <text:p text:style-name="P49">Then with this option activated, the space between every empire will be maximized.</text:p>
      <text:p text:style-name="P43"/>
      <text:p text:style-name="P64">MIN STARS PER EMPIRE:</text:p>
      <text:p text:style-name="P50">Default value: 8</text:p>
      <text:p text:style-name="P50">This parameter will affect the maximum number of opponents allowed, depending on galaxy size.</text:p>
      <text:p text:style-name="P43"/>
      <text:p text:style-name="P64">PREF STARS PER EMPIRE:</text:p>
      <text:p text:style-name="P50">Default value: 16</text:p>
      <text:p text:style-name="P50">This parameter will affect the default selected number of opponents allowed, depending on galaxy size.</text:p>
      <text:p text:style-name="P50">This parameter will be disabled as soon as the number of opponent is chosen.</text:p>
      <text:p text:style-name="P44"/>
      <text:p text:style-name="P64">NO PLANET MULTIPLIER:</text:p>
      <text:p text:style-name="P50">Default value: 1.0</text:p>
      <text:p text:style-name="P50">If you like these stars without planets, you may increase this value.</text:p>
      <text:p text:style-name="P50">If you hate it: set it to 0.0</text:p>
      <text:p text:style-name="P50"/>
      <text:p text:style-name="P52"><text:span text:style-name="T6">GUI </text:span><text:span text:style-name="T5">RACE </text:span><text:span text:style-name="T7">FILTER</text:span><text:span text:style-name="T5">:</text:span> <text:span text:style-name="T25">(available in Galaxy UI)</text:span></text:p>
      <text:p text:style-name="P52">If you don’t like to have some races as opponent, you are now able to remove them form the pool <text:span text:style-name="T24">of selected opponents.</text:span></text:p>
      <text:p text:style-name="P53">Only the opponents on the <text:span text:style-name="T23">list </text:span>will be shown when you click on the selection rectangle.</text:p>
      <text:p text:style-name="P53">It’s not very useful, but it’s <text:span text:style-name="T29">useful</text:span> for the next parameter!</text:p>
      <text:p text:style-name="P58"/>
      <text:p text:style-name="P58">The race list must be written using “/” as separator</text:p>
      <text:p text:style-name="P58">example:</text:p>
      <text:p text:style-name="P66">User <text:s text:c="11"/>: Human/Mrrshan/Psilon/Bulrathi</text:p>
      <text:p text:style-name="P61"/>
      <text:p text:style-name="P54"><text:span text:style-name="T5">GUI </text:span><text:span text:style-name="T8">PRESET</text:span><text:span text:style-name="T5"> OPPONENT:</text:span><text:span text:style-name="T23"> </text:span><text:span text:style-name="T25">(available in Galaxy UI)</text:span></text:p>
      <text:p text:style-name="P53">To <text:span text:style-name="T27">fill the opponent list or </text:span>suggest random opponents from a list</text:p>
      <text:p text:style-name="P58">If option is empty, the opponent is not changed.</text:p>
      <text:p text:style-name="P58">If the option is “null” the result is an empty rectangle.</text:p>
      <text:p text:style-name="P58">If the option is “random” the opponent will be selected from the <text:span text:style-name="T6">GUI </text:span><text:span text:style-name="T9">RACE </text:span><text:span text:style-name="T7">FILTER</text:span> list.</text:p>
      <text:p text:style-name="P58">If the option is “random race_1, race_2, race_N” <text:s/>the opponent will be selected from the given list.</text:p>
      <text:p text:style-name="P58">If the list is shorter than the number of opponent and the last option is random: this last option will be appl<text:span text:style-name="T30">i</text:span>ed to the remaining opponents. Otherwise the remaining opponents aren’t changed.</text:p>
      <text:p text:style-name="P53"/>
      <text:p text:style-name="P58">The race list must be written using “/” as separator</text:p>
      <text:p text:style-name="P58">example:</text:p>
      <text:p text:style-name="P68">User <text:s text:c="11"/>: Human/ /<text:span text:style-name="T30">null</text:span>/<text:span text:style-name="T30">random</text:span></text:p>
      <text:p text:style-name="P69">Full_Random <text:s text:c="4"/>: random</text:p>
      <text:p text:style-name="P69">Specific <text:s text:c="7"/>: random Human, Alkari, Silicoid, Mrrshan / random Klackon, Meklar, Psilon, Darlok / random Darlok, Sakkra, Bulrathi / random</text:p>
      <text:p text:style-name="P67"/>
      <text:p text:style-name="P65">!!! Don’t break the line<text:span text:style-name="T34">s</text:span> !!! <text:span text:style-name="T31">even if </text:span><text:span text:style-name="T32">they</text:span><text:span text:style-name="T31"> become very long... </text:span><text:span text:style-name="T33">Their is no multi-line analysis.</text:span></text:p>
      <text:p text:style-name="P62"/>
      <text:p text:style-name="P62">Soon</text:p>
      <text:p text:style-name="P63">RACE <text:span text:style-name="T28">FILTER</text:span>:</text:p>
      <text:p text:style-name="P51">If you don’t like to have some races as opponent, you are now able to remove them form the pool!</text:p>
      <text:p text:style-name="P51">Just give the list of allowed races</text:p>
      <text:p text:style-name="P60">Same rules as <text:span text:style-name="T6">GUI </text:span><text:span text:style-name="T8">PRESET</text:span><text:span text:style-name="T6"> OPPONENT.</text:span></text:p>
      <text:p text:style-name="P6">File Content Description</text:p>
      <text:p text:style-name="P2"/>
      <text:p text:style-name="P27">The first setting is <text:span text:style-name="T13">to declare the profiles and their actions</text:span></text:p>
      <text:p text:style-name="P25"/>
      <text:p text:style-name="P9">; <text:tab/><text:tab/><text:tab/>EXTENDED PLAYER'S SETTINGS</text:p>
      <text:p text:style-name="P9">; -------------------------------------------------- </text:p>
      <text:p text:style-name="P9">; <text:s/></text:p>
      <text:p text:style-name="P13">Don’t change these lines, they are descriptive</text:p>
      <text:p text:style-name="P9">¦ Parameter <text:s text:c="4"/>: PROFILES ACTIONS</text:p>
      <text:p text:style-name="P9">; Options <text:s text:c="6"/>: [Load, Surprise, Change, Savegui, Savegame, Saveinitial,</text:p>
      <text:p text:style-name="P9">; <text:s text:c="2"/>" " <text:s text:c="8"/>: Savedefault, Getgui, Getgame, Getinitial, Getdefault]</text:p>
      <text:p text:style-name="P9">; </text:p>
      <text:p text:style-name="P9">; Load <text:s text:c="9"/>= If the key "L" is pressed, this profile will change the GUI</text:p>
      <text:p text:style-name="P9">; Surprise <text:s text:c="5"/>= If the key "R" is pressed, this profile will change the GUI...</text:p>
      <text:p text:style-name="P9">; <text:s text:c="16"/>I use it to Randomize, but could be alternate load!</text:p>
      <text:p text:style-name="P9">; Change <text:s text:c="7"/>= If the key "X" is pressed in Load Menu, the loaded Game will be</text:p>
      <text:p text:style-name="P9">; <text:s text:c="16"/>changed</text:p>
      <text:p text:style-name="P9">; Savegui <text:s text:c="6"/>= When a Game is started or if the key "U" is pressed, this</text:p>
      <text:p text:style-name="P9">; <text:s text:c="16"/>profile will <text:span text:style-name="T13">save</text:span> the GUI settings</text:p>
      <text:p text:style-name="P9">; Savegame <text:s text:c="5"/>= When a Game is started, this profile will <text:span text:style-name="T13">save</text:span> the Game</text:p>
      <text:p text:style-name="P10">; <text:s text:c="16"/>settings</text:p>
      <text:p text:style-name="P9">; Saveinitial <text:s text:c="2"/>= When a Game is started or if the key "U" is pressed, this</text:p>
      <text:p text:style-name="P9">; <text:s text:c="16"/>profile will <text:span text:style-name="T13">save</text:span> the initial settings</text:p>
      <text:p text:style-name="P9">; Savedefault <text:s text:c="2"/>= When a Game is started or if the key "U" is pressed, this</text:p>
      <text:p text:style-name="P11">; <text:s text:c="16"/>profile will <text:span text:style-name="T13">save</text:span> the default settings</text:p>
      <text:p text:style-name="P9">; Getgui <text:s text:c="7"/>= When a Game is started or if the key "U" is pressed, non empty</text:p>
      <text:p text:style-name="P11">; <text:s text:c="16"/>parameters of this profile will <text:span text:style-name="T13">save</text:span> the GUI settings</text:p>
      <text:p text:style-name="P9">; Getgame <text:s text:c="6"/>= When a Game is started, non empty parameters of this profile</text:p>
      <text:p text:style-name="P11">; <text:s text:c="16"/>will <text:span text:style-name="T13">save</text:span> the Game settings</text:p>
      <text:p text:style-name="P9">; Getinitial <text:s text:c="3"/>= When a Game is started or if the key "U" is pressed, non empty</text:p>
      <text:p text:style-name="P11">; <text:s text:c="16"/>parameters of this profile will <text:span text:style-name="T13">save</text:span> the initial settings</text:p>
      <text:p text:style-name="P9">; Getdefault <text:s text:c="3"/>= When a Game is started or if the key "U" is pressed, non empty</text:p>
      <text:p text:style-name="P11">; <text:s text:c="16"/>parameters of this profile will <text:span text:style-name="T13">save</text:span> the default settings</text:p>
      <text:p text:style-name="P9">; </text:p>
      <text:p text:style-name="P13">Here is the profiles list</text:p>
      <text:p text:style-name="P13">Name<text:tab/><text:tab/><text:tab/>Function / Action</text:p>
      <text:p text:style-name="P9">User <text:s text:c="11"/>: SaveGui Load ; This profile could be Loaded by pressing "L"</text:p>
      <text:p text:style-name="P9">LastGui <text:s text:c="8"/>: SaveGui <text:s text:c="4"/>; This profile will keep the last GUI configuration</text:p>
      <text:p text:style-name="P9">LastGame <text:s text:c="7"/>: SaveGame <text:s text:c="3"/>; This profile will keep the loaded Game configuration</text:p>
      <text:p text:style-name="P9">ChangeGame <text:s text:c="5"/>: SaveGui Change ; This profile change Game When Loaded by pressing "X"</text:p>
      <text:p text:style-name="P9">Random <text:s text:c="9"/>: Surprise <text:s text:c="3"/>; Loaded by pressing "R", add or replace by Load to allow it to be loaded</text:p>
      <text:p text:style-name="P9">; (---- The last loaded Win)</text:p>
      <text:p text:style-name="P1"/>
      <text:p text:style-name="P35">To add a profile:<text:tab/><text:tab/>Just add a line with its name and actions, at the next update, every parameter will have it too.</text:p>
      <text:p text:style-name="P35">To remove a profile:<text:tab/>Just delete the line, at the next update, every parameter will have it removed too.</text:p>
      <text:p text:style-name="P35">To disable a profile:<text:tab/>Just delete the actions! </text:p>
      <text:p text:style-name="P35"/>
      <text:p text:style-name="P35">Comments may be added after the “;” and will be kept.</text:p>
      <text:p text:style-name="P35"/>
      <text:p text:style-name="P36">“<text:span text:style-name="T17">Load” action may be put on several line, to be combined together, the last one win the conflicts.</text:span></text:p>
      <text:p text:style-name="P39">Same with <text:s/>“Change” and “Surprise”</text:p>
      <text:p text:style-name="P36"/>
      <text:p text:style-name="P36">“<text:span text:style-name="T17">Save</text:span>” <text:span text:style-name="T17">means every enabled profiles will be updated.</text:span></text:p>
      <text:p text:style-name="P36">“<text:span text:style-name="T17">Get” means only enabled profile already having a value are to be updated, this way the empty parameters of partial profiles will be preserved </text:span></text:p>
      <text:p text:style-name="P31"/>
      <text:p text:style-name="P18"/>
      <text:p text:style-name="P21">Then All the parameters are listed, grouped by GUI</text:p>
      <text:p text:style-name="P17"/>
      <text:p text:style-name="P12">; <text:s/></text:p>
      <text:p text:style-name="P12">; --------- Races Game Options ---------</text:p>
      <text:p text:style-name="P12">; <text:s/></text:p>
      <text:p text:style-name="P12">¦ Parameter <text:s text:c="4"/>: PLAYER RACE</text:p>
      <text:p text:style-name="P12">; Options <text:s text:c="6"/>: [Human, Alkari, Silicoid, Mrrshan, Klackon, Meklar, Psilon,</text:p>
      <text:p text:style-name="P12">; <text:s text:c="2"/>" " <text:s text:c="8"/>: Darlok, Sakkra, Bulrathi]</text:p>
      <text:p text:style-name="P12">¦ History <text:s text:c="6"/>: Current : Alkari ¦ Last : Human ¦ Initial : Alkari</text:p>
      <text:p text:style-name="P12">¦ History <text:s text:c="6"/>: Default : Alkari ¦ Game : Alkari</text:p>
      <text:p text:style-name="P12">¦ LOCAL ENABLE <text:s/>: All <text:s text:c="8"/>; [No, All, Save, Load]</text:p>
      <text:p text:style-name="P12">User <text:s text:c="11"/>: Alkari</text:p>
      <text:p text:style-name="P12">LastGui <text:s text:c="8"/>: Alkari</text:p>
      <text:p text:style-name="P12">LastGame <text:s text:c="7"/>: Alkari</text:p>
      <text:p text:style-name="P12">ChangeGame <text:s text:c="5"/>: Alkari</text:p>
      <text:p text:style-name="P12">Random <text:s text:c="9"/>: Random <text:s text:c="5"/>; Full random</text:p>
      <text:p text:style-name="P12">; ---- Available for changes in game saves</text:p>
      <text:p text:style-name="P4"/>
      <text:p text:style-name="P20">LOCAL ENABLE:</text:p>
      <text:p text:style-name="P29">- <text:span text:style-name="T15">No</text:span><text:span text:style-name="T14">:<text:tab/></text:span><text:span text:style-name="T15">This parameter is disabled.</text:span></text:p>
      <text:p text:style-name="P31">- <text:span text:style-name="T15">All</text:span><text:span text:style-name="T14">:<text:tab/></text:span><text:span text:style-name="T16">Both the Save action and the Load action are</text:span><text:span text:style-name="T15"> </text:span><text:span text:style-name="T16">enabled</text:span><text:span text:style-name="T15">.</text:span></text:p>
      <text:p text:style-name="P31">- <text:span text:style-name="T15">Save</text:span><text:span text:style-name="T14">:<text:tab/></text:span><text:span text:style-name="T16">Only Writing to the </text:span><text:span text:style-name="T15">Profiles.cfg </text:span><text:span text:style-name="T16">is enabled. Neither the GUI nor the game files are changed.</text:span></text:p>
      <text:p text:style-name="P31">- <text:span text:style-name="T15">Load</text:span><text:span text:style-name="T14">:<text:tab/></text:span><text:span text:style-name="T15">Profiles.cfg </text:span><text:span text:style-name="T16">won’t be changed, only the chang</text:span><text:span text:style-name="T18">e</text:span><text:span text:style-name="T16"> in the GUI and the game files is enabled.</text:span></text:p>
      <text:p text:style-name="P30"/>
      <text:p text:style-name="P22">History:</text:p>
      <text:p text:style-name="P30">- <text:span text:style-name="T14">Current:<text:tab/></text:span>The <text:span text:style-name="T15">GUI</text:span><text:span text:style-name="T14"> content the last time the file was saved</text:span>.</text:p>
      <text:p text:style-name="P30">- <text:span text:style-name="T15">Last</text:span><text:span text:style-name="T14">:<text:tab/><text:tab/></text:span>The “<text:span text:style-name="T15">Current</text:span>”<text:span text:style-name="T14"> content </text:span><text:span text:style-name="T26">in the file,</text:span><text:span text:style-name="T14"> the last time </text:span><text:span text:style-name="T15">ROTP was started</text:span>.</text:p>
      <text:p text:style-name="P30">- <text:span text:style-name="T15">Initial</text:span><text:span text:style-name="T14">:<text:tab/><text:tab/></text:span>The <text:span text:style-name="T15">GUI</text:span><text:span text:style-name="T14"> content </text:span><text:span text:style-name="T15">after ROTP was started and before loading Profiles.cfg</text:span>.</text:p>
      <text:p text:style-name="P30">- <text:span text:style-name="T15">Default</text:span><text:span text:style-name="T14">:<text:tab/></text:span>The <text:span text:style-name="T15">internal default value, dependent on other modders choices</text:span>.</text:p>
      <text:p text:style-name="P30">- <text:span text:style-name="T15">Game</text:span><text:span text:style-name="T14">:<text:tab/><text:tab/></text:span>The <text:span text:style-name="T15">G</text:span><text:span text:style-name="T26">AME</text:span><text:span text:style-name="T14"> content </text:span><text:span text:style-name="T15">(when available) t</text:span><text:span text:style-name="T16">he</text:span><text:span text:style-name="T15"> last time a game was loaded or started</text:span>.</text:p>
      <text:p text:style-name="P36"/>
      <text:p text:style-name="P36">Comments may be added after the “;” and will be kept.</text:p>
      <text:p text:style-name="P36"/>
      <text:p text:style-name="P39">If a parameter is left blank, it won’t be used.</text:p>
      <text:p text:style-name="P39"/>
      <text:p text:style-name="P36">“<text:span text:style-name="T17">Random</text:span>”: <text:span text:style-name="T18">A random value will be taken from the option list (option range for numeric)</text:span></text:p>
      <text:p text:style-name="P37"/>
      <text:p text:style-name="P37">“<text:span text:style-name="T18">Random” Option_A, Option_B: (ex: Random Silicoid, Sakkra)</text:span></text:p>
      <text:p text:style-name="P55"><text:tab/>A random value will be taken from the option list between Option_A and Option_B</text:p>
      <text:p text:style-name="P37"/>
      <text:p text:style-name="P37">“<text:span text:style-name="T18">Random” Value_A, Value_B: <text:s/>(ex: Random 0, 4)</text:span></text:p>
      <text:p text:style-name="P56"><text:tab/>A random value will be taken from the option list between Option(Value_A) and Option(Value_B)</text:p>
      <text:p text:style-name="P40"><text:tab/>Or between these two values for numeric</text:p>
      <text:p text:style-name="P38"/>
      <text:p text:style-name="P38">“<text:span text:style-name="T18">Random” Option_A, Option_B, Option_</text:span><text:span text:style-name="T19">C</text:span><text:span text:style-name="T18">, Option_</text:span><text:span text:style-name="T19">X</text:span><text:span text:style-name="T18">:</text:span></text:p>
      <text:p text:style-name="P38"><text:span text:style-name="T18"><text:tab/>A random value will be taken from the </text:span><text:span text:style-name="T19">given</text:span><text:span text:style-name="T18"> list. </text:span><text:span text:style-name="T19">A value may have several occurrence to increase its probability.</text:span></text:p>
      <text:p text:style-name="P38"/>
      <text:p text:style-name="P40">For a random choice between two value, repeat them twice: otherwise it’s a range! </text:p>
      <text:p text:style-name="P38"><text:tab/><text:span text:style-name="T19">Example: </text:span>“<text:span text:style-name="T18">Random” Option_A, Option_B, Option_A, Option_B:</text:span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17T16:21:27.750000000</dc:date>
    <meta:editing-duration>PT4H29M34S</meta:editing-duration>
    <meta:editing-cycles>19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198" meta:word-count="1931" meta:character-count="11299" meta:non-whitespace-character-count="9109"/>
  </office:meta>
</office:document-meta>
</file>